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3A90000105546463967.svm"/>
  <manifest:file-entry manifest:media-type="" manifest:full-path="Pictures/20000007000038F400000F4D070397C3.svm"/>
  <manifest:file-entry manifest:media-type="" manifest:full-path="Pictures/200000070000374C00000F181146FF21.svm"/>
  <manifest:file-entry manifest:media-type="" manifest:full-path="Pictures/200000070000238F000010214FBFF2E1.svm"/>
  <manifest:file-entry manifest:media-type="" manifest:full-path="Pictures/20000007000016BE000032C0128D1A04.svm"/>
  <manifest:file-entry manifest:media-type="" manifest:full-path="Pictures/200000070000153100001A278F352671.svm"/>
  <manifest:file-entry manifest:media-type="" manifest:full-path="Pictures/20000007000016A300001C1E10D2B5FC.svm"/>
  <manifest:file-entry manifest:media-type="" manifest:full-path="Pictures/20000007000011AD0000133A0EB43CB2.svm"/>
  <manifest:file-entry manifest:media-type="" manifest:full-path="Pictures/20000007000025EF00000FB753A2A15B.svm"/>
  <manifest:file-entry manifest:media-type="" manifest:full-path="Pictures/200000070000392800000E5FBD86FFF5.svm"/>
  <manifest:file-entry manifest:media-type="" manifest:full-path="Pictures/200000070000205A000010211128251A.svm"/>
  <manifest:file-entry manifest:media-type="" manifest:full-path="Pictures/200000070000242D00002114156F4A37.svm"/>
  <manifest:file-entry manifest:media-type="" manifest:full-path="Pictures/20000007000025A000001178F474FF0A.svm"/>
  <manifest:file-entry manifest:media-type="" manifest:full-path="Pictures/200000070000379C00000DA6CB8461D6.svm"/>
  <manifest:file-entry manifest:media-type="" manifest:full-path="Pictures/200000070000153100001A76BA4300F2.svm"/>
  <manifest:file-entry manifest:media-type="" manifest:full-path="Pictures/2000000700005B5E000045F9969F4809.svm"/>
  <manifest:file-entry manifest:media-type="" manifest:full-path="Pictures/20000007000022BB00001193A328932B.svm"/>
  <manifest:file-entry manifest:media-type="" manifest:full-path="Pictures/20000007000013A400001EE83B1880EA.svm"/>
  <manifest:file-entry manifest:media-type="" manifest:full-path="Pictures/200000070000170D000025EF8016BFC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4.182cm" fo:margin-left="1.519cm" fo:margin-right="1.298cm" table:align="margins"/>
    </style:style>
    <style:style style:name="Tabela1.A" style:family="table-column">
      <style:table-column-properties style:column-width="6.985cm" style:rel-column-width="32278*"/>
    </style:style>
    <style:style style:name="Tabela1.B" style:family="table-column">
      <style:table-column-properties style:column-width="7.197cm" style:rel-column-width="33257*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498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language="pl" fo:country="PL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>
      <style:text-properties fo:font-size="16pt" fo:language="pl" fo:country="PL" fo:font-style="normal" style:text-underline-style="none" fo:font-weight="normal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P4" style:family="paragraph" style:parent-style-name="Standard">
      <style:text-properties fo:font-size="16pt" fo:language="pl" fo:country="PL" fo:font-style="normal" style:text-underline-style="none" fo:font-weight="bold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P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pl" fo:country="PL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7" style:family="paragraph" style:parent-style-name="Standard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8" style:family="paragraph" style:parent-style-name="Standard">
      <style:text-properties fo:font-size="14pt" fo:language="pl" fo:country="PL" fo:font-style="normal" style:text-underline-style="none" fo:font-weight="bold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9" style:family="paragraph" style:parent-style-name="Standard">
      <style:text-properties fo:font-size="14pt" fo:language="pl" fo:country="PL" fo:font-style="normal" style:text-underline-style="solid" style:text-underline-width="auto" style:text-underline-color="font-color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0" style:family="paragraph" style:parent-style-name="Standard">
      <style:text-properties fo:font-size="14pt" fo:language="pl" fo:country="PL" style:text-underline-style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text-properties fo:font-size="14pt" fo:language="pl" fo:country="PL" fo:font-style="italic" style:text-underline-style="none" fo:font-weight="normal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2" style:family="paragraph" style:parent-style-name="Standard">
      <style:text-properties fo:font-size="14pt" fo:language="pl" fo:country="PL" fo:font-style="italic" style:text-underline-style="none" fo:font-weight="bol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P13" style:family="paragraph" style:parent-style-name="Standard">
      <style:text-properties fo:font-size="14pt" fo:language="pl" fo:country="PL" fo:font-style="italic" style:text-underline-style="solid" style:text-underline-width="auto" style:text-underline-color="font-color" fo:font-weight="normal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14" style:family="paragraph" style:parent-style-name="Standard">
      <style:text-properties fo:font-size="14pt" style:text-underline-style="none" style:font-size-asian="14pt" style:font-size-complex="14pt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>
      <style:text-properties style:font-name="Consolas" fo:font-size="10pt" style:font-name-asian="Consolas" style:font-size-asian="10pt" style:font-name-complex="Consolas" style:font-size-complex="10pt"/>
    </style:style>
    <style:style style:name="P17" style:family="paragraph" style:parent-style-name="Standard">
      <style:text-properties style:font-name="Consolas" fo:font-size="10pt" fo:language="pl" fo:country="PL" fo:font-style="normal" style:text-underline-style="none" fo:font-weight="normal" style:font-name-asian="Consolas" style:font-size-asian="10pt" style:language-asian="zxx" style:country-asian="none" style:font-style-asian="normal" style:font-weight-asian="normal" style:font-name-complex="Consolas" style:font-size-complex="10pt" style:language-complex="zxx" style:country-complex="none" style:font-style-complex="normal" style:font-weight-complex="normal"/>
    </style:style>
    <style:style style:name="P18" style:family="paragraph" style:parent-style-name="Text_20_body">
      <style:paragraph-properties fo:text-align="start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32pt" style:font-size-asian="32pt" style:font-size-complex="32pt"/>
    </style:style>
    <style:style style:name="P20" style:family="paragraph" style:parent-style-name="Table_20_Contents">
      <style:paragraph-properties fo:text-align="center" style:justify-single-word="false"/>
      <style:text-properties fo:font-size="20pt" style:font-size-asian="20pt" style:font-size-complex="20pt"/>
    </style:style>
    <style:style style:name="P21" style:family="paragraph" style:parent-style-name="Table_20_Contents">
      <style:text-properties fo:font-size="14pt" style:font-size-asian="14pt" style:font-size-complex="14pt"/>
    </style:style>
    <style:style style:name="P22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646464" style:font-name="Consolas" fo:font-size="10pt" style:font-name-asian="Consolas" style:font-size-asian="10pt" style:font-name-complex="Consolas" style:font-size-complex="10pt"/>
    </style:style>
    <style:style style:name="P29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1" style:family="paragraph" style:parent-style-name="Standard">
      <style:text-properties fo:font-size="14pt" fo:language="pl" fo:country="PL" fo:font-style="normal" style:text-underline-style="none" fo:font-weight="bold" style:font-size-asian="14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2" style:family="paragraph" style:parent-style-name="Standard">
      <style:text-properties fo:font-size="14pt" fo:language="pl" fo:country="PL" fo:font-style="normal" style:text-underline-style="solid" style:text-underline-width="auto" style:text-underline-color="font-color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33" style:family="paragraph" style:parent-style-name="Standard">
      <style:text-properties fo:font-size="16pt" fo:language="pl" fo:country="PL" fo:font-style="normal" style:text-underline-style="none" fo:font-weight="bold" style:font-size-asian="16pt" style:language-asian="zxx" style:country-asian="none" style:font-style-asian="normal" style:font-weight-asian="bold" style:font-size-complex="16pt" style:language-complex="zxx" style:country-complex="none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ize="14pt" fo:language="pl" fo:country="PL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000000"/>
    </style:style>
    <style:style style:name="T10" style:family="text">
      <style:text-properties fo:color="#646464"/>
    </style:style>
    <style:style style:name="T11" style:family="text">
      <style:text-properties fo:color="#646464" fo:background-color="#d4d4d4"/>
    </style:style>
    <style:style style:name="T12" style:family="text">
      <style:text-properties fo:color="#0000c0"/>
    </style:style>
    <style:style style:name="T13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8080"/>
    </style:style>
    <style:style style:name="T15" style:family="text">
      <style:text-properties fo:color="#008080" style:font-name="Consolas" style:font-name-asian="Consolas" style:font-name-complex="Consolas"/>
    </style:style>
    <style:style style:name="T16" style:family="text">
      <style:text-properties fo:color="#3f7f7f"/>
    </style:style>
    <style:style style:name="T17" style:family="text">
      <style:text-properties fo:color="#3f7f7f" style:font-name="Consolas" style:font-name-asian="Consolas" style:font-name-complex="Consolas"/>
    </style:style>
    <style:style style:name="T18" style:family="text">
      <style:text-properties fo:color="#7f007f"/>
    </style:style>
    <style:style style:name="T19" style:family="text">
      <style:text-properties fo:color="#2a00ff"/>
    </style:style>
    <style:style style:name="T20" style:family="text">
      <style:text-properties fo:color="#2a00ff" fo:font-style="italic" style:font-style-asian="italic" style:font-style-complex="italic"/>
    </style:style>
    <style:style style:name="T21" style:family="text">
      <style:text-properties fo:color="#2a00ff" fo:font-style="italic" fo:background-color="#e8f2fe" style:font-style-asian="italic" style:font-style-complex="italic"/>
    </style:style>
    <style:style style:name="T22" style:family="text">
      <style:text-properties fo:color="#808080"/>
    </style:style>
    <style:style style:name="T23" style:family="text">
      <style:text-properties fo:color="#3f7f5f"/>
    </style:style>
    <style:style style:name="T24" style:family="text">
      <style:text-properties fo:color="#3f7f5f"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8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9">Technologie obiektowe - projekt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20">Narzędzia odwzorowania obiektowo - relacyjnego: Hibernate</text:p>
          </table:table-cell>
          <table:covered-table-cell/>
        </table:table-row>
        <table:table-row>
          <table:table-cell table:style-name="Tabela1.A3" office:value-type="string">
            <text:p text:style-name="P21">Grupa:</text:p>
            <text:p text:style-name="P21"/>
            <text:p text:style-name="P21">1ID21A</text:p>
          </table:table-cell>
          <table:table-cell table:style-name="Tabela1.A2" office:value-type="string">
            <text:p text:style-name="P21">Skład zespołu:</text:p>
            <text:p text:style-name="P21">-Kamil Pazera</text:p>
            <text:p text:style-name="P21">-Piotr Nowack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Spis treści:</text:p>
      <text:p text:style-name="P1"/>
      <text:list xml:id="list6414586957394602825" text:style-name="L1">
        <text:list-item>
          <text:p text:style-name="P29">Mechanizm odwzorowania obiektowo – relacyjnego</text:p>
        </text:list-item>
        <text:list-item>
          <text:p text:style-name="P29">Narzędzia odwzorowania obiektowo – relacyjnego</text:p>
        </text:list-item>
        <text:list-item>
          <text:p text:style-name="P29">Metody sterowania</text:p>
        </text:list-item>
        <text:list-item>
          <text:p text:style-name="P29">Sposoby odwzorowania dziedziczenia</text:p>
        </text:list-item>
        <text:list-item>
          <text:p text:style-name="P29">Asocjacje</text:p>
        </text:list-item>
        <text:list-item>
          <text:p text:style-name="P29">Aplikacja</text:p>
        </text:list-item>
        <text:list-item>
          <text:p text:style-name="P29">Wnioski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1. Mechanizm odwzorowania obiektowo – relacyjnego:</text:p>
      <text:p text:style-name="P2"/>
      <text:p text:style-name="P6"><text:span text:style-name="T1"><text:tab/>Odwzorowanie (mapowanie) obiektowo – relacyjne (ORM)</text:span> to odwzorowanie obiektowej struktury danych na postać relacyjną, oraz na odwrót. Stosuje się je najczęściej gdy aplikacja jest pisana przy pomocy programowania obiektowego, a baza danych jest relacyjna.</text:p>
      <text:p text:style-name="P6"/>
      <text:p text:style-name="P6">ORM posiada zarówno wady jak i zalety:</text:p>
      <text:p text:style-name="P6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2">Zalety</text:p>
          </table:table-cell>
          <table:table-cell table:style-name="Tabela2.B1" office:value-type="string">
            <text:p text:style-name="P22">Wady</text:p>
          </table:table-cell>
        </table:table-row>
        <table:table-row>
          <table:table-cell table:style-name="Tabela2.A2" office:value-type="string">
            <text:p text:style-name="P21">- Operacje na bazie danych są przeprowadzane za pomocą programowania obiektowego, co oferuje mechanizmy niedostepne w relacyjnej bazie danych.</text:p>
            <text:p text:style-name="P21"/>
            <text:p text:style-name="P21">- W trakcie tworzenia aplikacji można poświęcić więcej czasu na implementacje logiki.</text:p>
            <text:p text:style-name="P21"/>
            <text:p text:style-name="P21">- Minimalizuje użycie prostych zapytań SQL.</text:p>
            <text:p text:style-name="P21"/>
            <text:p text:style-name="P21">- Łatwość wprowadania poprawek do logiki.</text:p>
          </table:table-cell>
          <table:table-cell table:style-name="Tabela2.B2" office:value-type="string">
            <text:p text:style-name="P21">- Tworzy dodatkową warstwę, przez którą dane muszą być wysyłane.</text:p>
            <text:p text:style-name="P21"/>
            <text:p text:style-name="P21">- Skomplikowane zapytania muszą być dobrze przemyślane i napisane</text:p>
            <text:p text:style-name="P21"/>
            <text:p text:style-name="P21"/>
          </table:table-cell>
        </table:table-row>
      </table:table>
      <text:p text:style-name="P6"/>
      <text:p text:style-name="P6"/>
      <text:p text:style-name="P2">2. Narzędzia odwzorowania obiektowo – relacyjnego:</text:p>
      <text:p text:style-name="P2"/>
      <text:p text:style-name="P6"><text:tab/>Istnieje wiele narzędzi odwzorowania obiektowo – relacyjnego. Są one powiązane z konkretnym językiem programowania </text:p>
      <text:p text:style-name="P6"/>
      <text:p text:style-name="P6">a) <text:span text:style-name="T3">Hibernate</text:span><text:span text:style-name="T4"> – Najpopularniejsze narzędzie wykorzystywane dla języka Java.</text:span></text:p>
      <text:p text:style-name="P7">Jest on prosty w obsłudze oraz wydajny. Pozwala na zachowanie trwałości obiektów przy jednoczesnym wsparciu mechanizmów języka Java. Jest jedną z implementacji Java Persistance. Do sterowania można użyć zarówno XML jak i adnotacji.</text:p>
      <text:p text:style-name="P7"/>
      <text:p text:style-name="P6"><text:span text:style-name="T4">b) </text:span><text:span text:style-name="T3">Oracle TopLink</text:span><text:span text:style-name="T4"> – konkurencyjne w stosunku do Hibernate narzędzie dla języka Java, rozwijane przez firmę Oracle. Jego zaleta jest bardzo dobra integracja z innymi produktami Oracle takimi jak ich bazy danych.</text:span></text:p>
      <text:p text:style-name="P7"/>
      <text:p text:style-name="P7"/>
      <text:p text:style-name="P7"/>
      <text:p text:style-name="Standard"><text:bookmark text:name="yui_3_17_2_1_1585035104911_103"/><text:soft-page-break/><text:span text:style-name="T5">c) </text:span><text:span text:style-name="T6">Microsoft ADO.NET Entity Framework</text:span><text:span text:style-name="T7"> – framework dla języka C#. We wcześniejszych wersjach był częścią .NET, jednak od wersji 6 jest oddzielony.</text:span></text:p>
      <text:p text:style-name="P14"/>
      <text:p text:style-name="P7">W naszym projekcie skupimy się na wykorzystaniu Hibernate.</text:p>
      <text:p text:style-name="P7"/>
      <text:p text:style-name="P4">3. Metody sterowania:</text:p>
      <text:p text:style-name="P3"/>
      <text:p text:style-name="P7"><text:tab/>Jeśli używamy Hibernate jako providera do JPA, to plikiem konfiguracyjnym jest persistance.xml, natomiast jeśli nie to plikiem konfiguracyjnym jest hibernate.cfg.xml. </text:p>
      <text:p text:style-name="P7"><text:tab/>Dla Hibernate można wykorzystać 2 metody sterowania: Pliki XML lub adnotacje.</text:p>
      <text:p text:style-name="P7"><text:tab/></text:p>
      <text:p text:style-name="P10"><text:span text:style-name="T2">a) </text:span><text:span text:style-name="T3">Pliki XML</text:span></text:p>
      <text:p text:style-name="P7"/>
      <text:p text:style-name="P7"><text:tab/>Na początku należy utworzyć klasę w Javie.<text:tab/></text:p>
      <text:p text:style-name="P7"/>
      <text:p text:style-name="P17"><text:span text:style-name="T8">package</text:span><text:span text:style-name="T9"> com.testEntities;</text:span></text:p>
      <text:p text:style-name="P23"/>
      <text:p text:style-name="P23"><text:span text:style-name="T8">import</text:span><text:span text:style-name="T9"> lombok.Getter;</text:span></text:p>
      <text:p text:style-name="P23"><text:span text:style-name="T8">import</text:span><text:span text:style-name="T9"> lombok.Setter;</text:span></text:p>
      <text:p text:style-name="P23"/>
      <text:p text:style-name="P23"><text:span text:style-name="T8">public</text:span><text:span text:style-name="T9"> </text:span><text:span text:style-name="T8">class</text:span><text:span text:style-name="T9"> Tank {</text:span></text:p>
      <text:p text:style-name="P23"/>
      <text:p text:style-name="P23"><text:tab/><text:span text:style-name="T11">@Setter</text:span></text:p>
      <text:p text:style-name="P23"><text:span text:style-name="T9"><text:tab/></text:span><text:span text:style-name="T10">@Getter</text:span></text:p>
      <text:p text:style-name="P23"><text:span text:style-name="T9"><text:tab/></text:span><text:span text:style-name="T8">private</text:span><text:span text:style-name="T9"> </text:span><text:span text:style-name="T8">int</text:span><text:span text:style-name="T9"> </text:span><text:span text:style-name="T12">id</text:span><text:span text:style-name="T9">;</text:span></text:p>
      <text:p text:style-name="P24"><text:tab/></text:p>
      <text:p text:style-name="P23"><text:span text:style-name="T9"><text:tab/></text:span><text:span text:style-name="T10">@Getter</text:span></text:p>
      <text:p text:style-name="P23"><text:span text:style-name="T9"><text:tab/></text:span><text:span text:style-name="T10">@Setter</text:span></text:p>
      <text:p text:style-name="P23"><text:span text:style-name="T9"><text:tab/></text:span><text:span text:style-name="T8">private</text:span><text:span text:style-name="T9"> String </text:span><text:span text:style-name="T12">name</text:span><text:span text:style-name="T9">;</text:span></text:p>
      <text:p text:style-name="P24"><text:tab/></text:p>
      <text:p text:style-name="P24">}</text:p>
      <text:p text:style-name="P24"/>
      <text:p text:style-name="P15"><text:tab/>Powyższe adnotacje są powiązane z Lombokiem i służą jedynie utworzeniu odpowiednich getterów i setterów. </text:p>
      <text:p text:style-name="P15"><text:tab/>Następnie tworzymy plik &lt;nazwaKlasy&gt;.hbm.xml</text:p>
      <text:p text:style-name="P15"/>
      <text:p text:style-name="P16"><text:span text:style-name="T14">&lt;?</text:span><text:span text:style-name="T16">xml</text:span> <text:span text:style-name="T18">version</text:span> <text:span text:style-name="T9">=</text:span> <text:span text:style-name="T20">"1.0"</text:span> <text:span text:style-name="T18">encoding</text:span> <text:span text:style-name="T9">=</text:span> <text:span text:style-name="T20">"utf-8"</text:span><text:span text:style-name="T14">?&gt;</text:span></text:p>
      <text:p text:style-name="P23"><text:span text:style-name="T14">&lt;!</text:span><text:span text:style-name="T16">DOCTYPE</text:span> <text:span text:style-name="T14">hibernate-mapping</text:span> <text:span text:style-name="T22">PUBLIC</text:span> </text:p>
      <text:p text:style-name="P25">"-//Hibernate/Hibernate Mapping DTD//EN"</text:p>
      <text:p text:style-name="P23"><text:span text:style-name="T23">"http://www.hibernate.org/dtd/hibernate-mapping-3.0.dtd"</text:span><text:span text:style-name="T14">&gt;</text:span><text:span text:style-name="T9"> </text:span></text:p>
      <text:p text:style-name="P23"/>
      <text:p text:style-name="P23"><text:span text:style-name="T14">&lt;</text:span><text:span text:style-name="T16">hibernate-mapping</text:span><text:span text:style-name="T14">&gt;</text:span></text:p>
      <text:p text:style-name="P23"><text:span text:style-name="T9"><text:tab/></text:span><text:span text:style-name="T14">&lt;</text:span><text:span text:style-name="T16">class</text:span> <text:span text:style-name="T18">name</text:span> <text:span text:style-name="T9">=</text:span> <text:span text:style-name="T20">"</text:span><text:span text:style-name="T21">com.testEntities.Tank</text:span><text:span text:style-name="T20">"</text:span> <text:span text:style-name="T18">table</text:span><text:span text:style-name="T9">=</text:span><text:span text:style-name="T20">"TANK"</text:span><text:span text:style-name="T14">&gt;</text:span></text:p>
      <text:p text:style-name="P23"><text:span text:style-name="T9"><text:tab/><text:tab/></text:span><text:span text:style-name="T14">&lt;</text:span><text:span text:style-name="T16">id</text:span> <text:span text:style-name="T18">name</text:span><text:span text:style-name="T9">=</text:span><text:span text:style-name="T20">"id"</text:span> <text:span text:style-name="T18">type</text:span><text:span text:style-name="T9">=</text:span><text:span text:style-name="T20">"int"</text:span> <text:span text:style-name="T18">column</text:span><text:span text:style-name="T9">=</text:span><text:span text:style-name="T20">"ID"</text:span><text:span text:style-name="T14">&gt;</text:span></text:p>
      <text:p text:style-name="P23"><text:span text:style-name="T9"><text:tab/><text:tab/><text:tab/></text:span><text:span text:style-name="T14">&lt;</text:span><text:span text:style-name="T16">generator</text:span> <text:span text:style-name="T18">class</text:span><text:span text:style-name="T9">=</text:span><text:span text:style-name="T20">"native"</text:span><text:span text:style-name="T14">/&gt;</text:span></text:p>
      <text:p text:style-name="P23"><text:span text:style-name="T9"><text:tab/><text:tab/></text:span><text:span text:style-name="T14">&lt;/</text:span><text:span text:style-name="T16">id</text:span><text:span text:style-name="T14">&gt;</text:span><text:span text:style-name="T9"><text:tab/><text:tab/></text:span></text:p>
      <text:p text:style-name="P23"><text:span text:style-name="T9"><text:tab/><text:tab/></text:span><text:span text:style-name="T14">&lt;</text:span><text:span text:style-name="T16">property</text:span> <text:span text:style-name="T18">name</text:span><text:span text:style-name="T9">=</text:span><text:span text:style-name="T20">"name"</text:span> <text:span text:style-name="T18">column</text:span><text:span text:style-name="T9">=</text:span><text:span text:style-name="T20">"NAME"</text:span> <text:span text:style-name="T18">type</text:span><text:span text:style-name="T9">=</text:span><text:span text:style-name="T20">"string"</text:span><text:span text:style-name="T14">/&gt;</text:span><text:span text:style-name="T9"><text:tab/><text:tab/></text:span></text:p>
      <text:p text:style-name="P23"><text:span text:style-name="T9"><text:tab/></text:span><text:span text:style-name="T14">&lt;/</text:span><text:span text:style-name="T16">class</text:span><text:span text:style-name="T14">&gt;</text:span></text:p>
      <text:p text:style-name="P26"><text:span text:style-name="T15">&lt;/</text:span><text:span text:style-name="T17">hibernate-mapping</text:span><text:span text:style-name="T15">&gt;</text:span></text:p>
      <text:p text:style-name="P25"/>
      <text:p text:style-name="P15">Jest to plik służący do mapowania danej klasy na bazę danych. </text:p>
      <text:p text:style-name="P27"><text:soft-page-break/>Po uruchomieniu Hibernate, w bazie danych zostanie utworzona odpowiednia tabela:</text:p>
      <text:p text:style-name="P27"/>
      <text:p text:style-name="P27"><draw:frame draw:style-name="fr1" draw:name="grafika1" text:anchor-type="paragraph" svg:width="5.426cm" svg:height="6.696cm" draw:z-index="0"><draw:image xlink:href="Pictures/200000070000153100001A278F352671.svm" xlink:type="simple" xlink:show="embed" xlink:actuate="onLoad"/></draw:frame></text:p>
      <text:p text:style-name="P24"/>
      <text:p text:style-name="P7">b) <text:span text:style-name="T25">Adnotacje</text:span></text:p>
      <text:p text:style-name="P7"/>
      <text:p text:style-name="P7"><text:tab/>Hibernate pozwala również na użycie adnotacji do mapowania klasy.</text:p>
      <text:p text:style-name="P7"/>
      <text:p text:style-name="P7"><text:tab/>Wystarczy utworzyć klasę w Javie z odpowiednimi adnotacjami:</text:p>
      <text:p text:style-name="P7"/>
      <text:p text:style-name="P17"><text:span text:style-name="T8">package</text:span><text:span text:style-name="T9"> com.testEntities;</text:span></text:p>
      <text:p text:style-name="P23"/>
      <text:p text:style-name="P23"><text:span text:style-name="T8">import</text:span><text:span text:style-name="T9"> javax.persistence.Column;</text:span></text:p>
      <text:p text:style-name="P23"><text:span text:style-name="T8">import</text:span><text:span text:style-name="T9"> javax.persistence.Entity;</text:span></text:p>
      <text:p text:style-name="P23"><text:span text:style-name="T8">import</text:span><text:span text:style-name="T9"> javax.persistence.GeneratedValue;</text:span></text:p>
      <text:p text:style-name="P23"><text:span text:style-name="T8">import</text:span><text:span text:style-name="T9"> javax.persistence.GenerationType;</text:span></text:p>
      <text:p text:style-name="P23"><text:span text:style-name="T8">import</text:span><text:span text:style-name="T9"> javax.persistence.Id;</text:span></text:p>
      <text:p text:style-name="P23"><text:span text:style-name="T8">import</text:span><text:span text:style-name="T9"> javax.persistence.Table;</text:span></text:p>
      <text:p text:style-name="P23"/>
      <text:p text:style-name="P23"><text:span text:style-name="T8">import</text:span><text:span text:style-name="T9"> lombok.Getter;</text:span></text:p>
      <text:p text:style-name="P23"><text:span text:style-name="T8">import</text:span><text:span text:style-name="T9"> lombok.Setter;</text:span></text:p>
      <text:p text:style-name="P23"/>
      <text:p text:style-name="P28">@Entity</text:p>
      <text:p text:style-name="P23"><text:span text:style-name="T10">@Table</text:span><text:span text:style-name="T9">(name = </text:span><text:span text:style-name="T19">"TANK"</text:span><text:span text:style-name="T9">) </text:span><text:span text:style-name="T23">// W </text:span><text:span text:style-name="T24">przypadku</text:span><text:span text:style-name="T23"> </text:span><text:span text:style-name="T24">braku</text:span><text:span text:style-name="T23"> </text:span><text:span text:style-name="T24">domyślna</text:span><text:span text:style-name="T23"> </text:span><text:span text:style-name="T24">nazwa</text:span><text:span text:style-name="T23"> </text:span><text:span text:style-name="T24">tabeli</text:span><text:span text:style-name="T23"> jest </text:span><text:span text:style-name="T24">taka</text:span><text:span text:style-name="T23"> </text:span><text:span text:style-name="T24">jak</text:span><text:span text:style-name="T23"> </text:span><text:span text:style-name="T24">Klasy</text:span></text:p>
      <text:p text:style-name="P23"><text:span text:style-name="T8">public</text:span><text:span text:style-name="T9"> </text:span><text:span text:style-name="T8">class</text:span><text:span text:style-name="T9"> Tank {</text:span></text:p>
      <text:p text:style-name="P23"/>
      <text:p text:style-name="P23"><text:span text:style-name="T9"><text:tab/></text:span><text:span text:style-name="T10">@Id</text:span></text:p>
      <text:p text:style-name="P23"><text:span text:style-name="T9"><text:tab/></text:span><text:span text:style-name="T10">@GeneratedValue</text:span><text:span text:style-name="T9">(strategy = GenerationType.</text:span><text:span text:style-name="T13">AUTO</text:span><text:span text:style-name="T9">) </text:span><text:span text:style-name="T23">// Wartość kolumny jest <text:tab/><text:tab/><text:tab/><text:tab/><text:tab/><text:tab/><text:tab/><text:tab/><text:tab/> <text:s/>//generowana automatycznie</text:span></text:p>
      <text:p text:style-name="P23"><text:span text:style-name="T9"><text:tab/></text:span><text:span text:style-name="T10">@Getter</text:span></text:p>
      <text:p text:style-name="P23"><text:span text:style-name="T9"><text:tab/></text:span><text:span text:style-name="T8">private</text:span><text:span text:style-name="T9"> </text:span><text:span text:style-name="T8">int</text:span><text:span text:style-name="T9"> </text:span><text:span text:style-name="T12">id</text:span><text:span text:style-name="T9">;</text:span></text:p>
      <text:p text:style-name="P24"><text:tab/></text:p>
      <text:p text:style-name="P23"><text:span text:style-name="T9"><text:tab/></text:span><text:span text:style-name="T10">@Getter</text:span></text:p>
      <text:p text:style-name="P23"><text:span text:style-name="T9"><text:tab/></text:span><text:span text:style-name="T10">@Setter</text:span></text:p>
      <text:p text:style-name="P23"><text:span text:style-name="T9"><text:tab/></text:span><text:span text:style-name="T10">@Column</text:span><text:span text:style-name="T9">(name = </text:span><text:span text:style-name="T19">"NAME"</text:span><text:span text:style-name="T9">) </text:span><text:span text:style-name="T23">// </text:span><text:span text:style-name="T24">Tak</text:span><text:span text:style-name="T23"> </text:span><text:span text:style-name="T24">jak</text:span><text:span text:style-name="T23"> w </text:span><text:span text:style-name="T24">przypadku</text:span><text:span text:style-name="T23"> @Table</text:span></text:p>
      <text:p text:style-name="P23"><text:span text:style-name="T9"><text:tab/></text:span><text:span text:style-name="T8">private</text:span><text:span text:style-name="T9"> String </text:span><text:span text:style-name="T12">name</text:span><text:span text:style-name="T9">;</text:span></text:p>
      <text:p text:style-name="P24"><text:tab/></text:p>
      <text:p text:style-name="P24">}</text:p>
      <text:p text:style-name="P7"/>
      <text:p text:style-name="P7"/>
      <text:p text:style-name="P7"/>
      <text:p text:style-name="P7"><text:soft-page-break/>Tabela utworzona po uruchomieniu Hibernate:</text:p>
      <text:p text:style-name="P7"/>
      <text:p text:style-name="P7"><draw:frame draw:style-name="fr1" draw:name="grafika2" text:anchor-type="paragraph" svg:width="5.426cm" svg:height="6.773cm" draw:z-index="1"><draw:image xlink:href="Pictures/200000070000153100001A76BA4300F2.svm" xlink:type="simple" xlink:show="embed" xlink:actuate="onLoad"/></draw:frame></text:p>
      <text:p text:style-name="P7"><text:tab/>Największą zaletą adnotacji jest łatwość i szybkość pisania, a także przejrzystość kodu. Najlepiej używać ich kiedy trzeba stworzyć dużą ilość tabel na podstawie encji. Natomiast zaletą plików XML jest możliwość dokonywania zmian w bazie danych bez modyfikacji kodu aplikacji.</text:p>
      <text:p text:style-name="P7"/>
      <text:p text:style-name="P4">4. Sposoby odwzorowania dziedziczenia:</text:p>
      <text:p text:style-name="P4"/>
      <text:p text:style-name="P7"><text:tab/>W Hibernate wyróżniamy 3 sposoby na odwzorowanie dziedziczenia:</text:p>
      <text:p text:style-name="P7">Single table per class hierarchy, Table per class hierarchy, Joined subclass.</text:p>
      <text:p text:style-name="P7"/>
      <text:p text:style-name="P7">a) <text:span text:style-name="T25">Single table per class hierarchy:</text:span></text:p>
      <text:p text:style-name="P9"/>
      <text:p text:style-name="P7"><text:tab/>Wszystkie klasy w hierarchii dziedziczenia są połączone w jedną tabelę w bazie. Powoduje to, że pola, których dana klasa nie posiada są nullami.</text:p>
      <text:p text:style-name="P7">Jest to najlepsze rozwiązanie dla nieskomplikowanych problemów.</text:p>
      <text:p text:style-name="P7"/>
      <text:p text:style-name="P11">Przykład:</text:p>
      <text:p text:style-name="P11"/>
      <text:p text:style-name="P8">Vehicle.java: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<text:soft-page-break/>import lombok.Setter;</text:p>
      <text:p text:style-name="P7"/>
      <text:p text:style-name="P7">@Entity</text:p>
      <text:p text:style-name="P7">@Inheritance(strategy = InheritanceType.SINGLE_TABLE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8">Tank.java</text:p>
      <text:p text:style-name="P8"/>
      <text:p text:style-name="P7">package com.testEntities;</text:p>
      <text:p text:style-name="P7"/>
      <text:p text:style-name="P7">import javax.persistence.Entit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Tank extends Vehicle{</text:p>
      <text:p text:style-name="P7"><text:tab/></text:p>
      <text:p text:style-name="P7"><text:tab/>@Getter</text:p>
      <text:p text:style-name="P7"><text:tab/>@Setter</text:p>
      <text:p text:style-name="P7"><text:tab/>private String gunModel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Plane.java</text:p>
      <text:p text:style-name="P8"/>
      <text:p text:style-name="P7">package com.testEntities;</text:p>
      <text:p text:style-name="P7"/>
      <text:p text:style-name="P7">import javax.persistence.Entit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Plane extends Vehicle{</text:p>
      <text:p text:style-name="P7"><text:tab/></text:p>
      <text:p text:style-name="P7"><text:tab/>@Getter</text:p>
      <text:p text:style-name="P7"><text:tab/>@Setter</text:p>
      <text:p text:style-name="P7"><text:tab/>private int maxSpeed;</text:p>
      <text:p text:style-name="P7"><text:tab/></text:p>
      <text:p text:style-name="P7">}</text:p>
      <text:p text:style-name="P7"/>
      <text:p text:style-name="P7">Po uruchomieniu Hibernate baza wygląda następująco:</text:p>
      <text:p text:style-name="P7"/>
      <text:p text:style-name="P7"><draw:frame draw:style-name="fr2" draw:name="grafika4" text:anchor-type="paragraph" svg:x="6.025cm" svg:y="7.594cm" svg:width="4.524cm" svg:height="4.921cm" draw:z-index="2"><draw:image xlink:href="Pictures/20000007000011AD0000133A0EB43CB2.svm" xlink:type="simple" xlink:show="embed" xlink:actuate="onLoad"/></draw:frame><draw:frame draw:style-name="fr1" draw:name="grafika3" text:anchor-type="paragraph" svg:width="5.794cm" svg:height="7.198cm" draw:z-index="5"><draw:image xlink:href="Pictures/20000007000016A300001C1E10D2B5FC.svm" xlink:type="simple" xlink:show="embed" xlink:actuate="onLoad"/></draw:frame></text:p>
      <text:p text:style-name="P7"/>
      <text:p text:style-name="P7"/>
      <text:p text:style-name="P7"><text:soft-page-break/>b) <text:span text:style-name="T1"><text:s/></text:span><text:span text:style-name="T25">Table per class hierarchy:</text:span></text:p>
      <text:p text:style-name="P9"/>
      <text:p text:style-name="P7"><text:tab/>W tej strategii każda klasa w hierarchii otrzymuje swoją własną tabelę. Powoduje to, że informacje mogą być zdublowane. Najlepiej sprawdza się, gdy dane w bazie są prawie niezmienne.</text:p>
      <text:p text:style-name="P7"/>
      <text:p text:style-name="P11">Przykład:</text:p>
      <text:p text:style-name="P11"/>
      <text:p text:style-name="P7"><text:tab/>W stosunku do poprzedniego przykładu zmianie uległa tylko klasa <text:span text:style-name="T1">Vechicle.java</text:span> 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@Inheritance(strategy = InheritanceType.TABLE_PER_CLASS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aza wygląda następująco:</text:p>
      <text:p text:style-name="P7"/>
      <text:p text:style-name="P7"><draw:frame draw:style-name="fr3" draw:name="grafika5" text:anchor-type="paragraph" svg:width="5.9cm" svg:height="9.71cm" draw:z-index="3"><draw:image xlink:href="Pictures/200000070000170D000025EF8016BFCF.svm" xlink:type="simple" xlink:show="embed" xlink:actuate="onLoad"/></draw:frame></text:p>
      <text:p text:style-name="P7"><draw:frame draw:style-name="fr1" draw:name="grafika6" text:anchor-type="paragraph" svg:width="5.029cm" svg:height="7.913cm" draw:z-index="4"><draw:image xlink:href="Pictures/20000007000013A400001EE83B1880EA.svm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) <text:s/><text:span text:style-name="T25">Joined subclass</text:span></text:p>
      <text:p text:style-name="P9"/>
      <text:p text:style-name="P7"><text:tab/>Jest to najwierniejsze odwzorowanie hierarchii, jednak utrudnia to wydobycie </text:p>
      <text:p text:style-name="P7">z bazy konkretnych informacji. Każda klasa jest mapowana na poprzednią w hierarchii. Strategia ta wykorzystuje relacje.</text:p>
      <text:p text:style-name="P7"/>
      <text:p text:style-name="P11">Przykład:</text:p>
      <text:p text:style-name="P11"/>
      <text:p text:style-name="P7"><text:tab/>W stosunku do poprzedniego przykładu zmianie uległa tylko klasa <text:span text:style-name="T1">Vechicle.java</text:span> 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Inheritance;</text:p>
      <text:p text:style-name="P7">import javax.persistence.InheritanceTyp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@Inheritance(strategy = InheritanceType.JOINED)</text:p>
      <text:p text:style-name="P7">public abstract class Vehicle {</text:p>
      <text:p text:style-name="P7"/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int id;</text:p>
      <text:p text:style-name="P7"><text:tab/></text:p>
      <text:p text:style-name="P7"><text:tab/>@Getter</text:p>
      <text:p text:style-name="P7"><text:tab/>@Setter</text:p>
      <text:p text:style-name="P7"><text:tab/>private String name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aza wygląda następująco:</text:p>
      <text:p text:style-name="P7"/>
      <text:p text:style-name="P7"><draw:frame draw:style-name="fr2" draw:name="grafika8" text:anchor-type="paragraph" svg:x="3.736cm" svg:y="13.229cm" svg:width="9.26cm" svg:height="8.468cm" draw:z-index="7"><draw:image xlink:href="Pictures/200000070000242D00002114156F4A37.svm" xlink:type="simple" xlink:show="embed" xlink:actuate="onLoad"/></draw:frame><draw:frame draw:style-name="fr1" draw:name="grafika7" text:anchor-type="paragraph" svg:width="5.823cm" svg:height="12.993cm" draw:z-index="6"><draw:image xlink:href="Pictures/20000007000016BE000032C0128D1A04.svm" xlink:type="simple" xlink:show="embed" xlink:actuate="onLoad"/></draw:frame></text:p>
      <text:p text:style-name="P7"/>
      <text:p text:style-name="P7"/>
      <text:p text:style-name="P7"/>
      <text:p text:style-name="P7"/>
      <text:p text:style-name="P4"><text:soft-page-break/>5. Asocjacje:</text:p>
      <text:p text:style-name="P4"/>
      <text:p text:style-name="P7"><text:tab/>Asocjacje występujące w Hibernate możemy podzielić następująco:</text:p>
      <text:p text:style-name="P7"/>
      <text:p text:style-name="P7">a) Ze względu na kierunek:</text:p>
      <text:p text:style-name="P7"><text:tab/>*jednokierunkowe</text:p>
      <text:p text:style-name="P7"><text:tab/>*dwukierunkowe</text:p>
      <text:p text:style-name="P7"/>
      <text:p text:style-name="P7">b) Ze względu na powiązanie:</text:p>
      <text:p text:style-name="P7"><text:tab/>*one-to-one</text:p>
      <text:p text:style-name="P7"><text:tab/>*many-to-many</text:p>
      <text:p text:style-name="P7"><text:tab/>*one-to-many</text:p>
      <text:p text:style-name="P7"><text:tab/>*many-to-one<text:tab/></text:p>
      <text:p text:style-name="P7"/>
      <text:p text:style-name="P9">Jednokierunkowe:</text:p>
      <text:p text:style-name="P9"/>
      <text:p text:style-name="P7"><text:tab/>Nie wymagają one mapowania. Jedyne co trzeba zrobić to do encji dowiązać referencję na inną encję, oraz użyć odpowiedniej adnotacji. Używana kiedy związek encji 1 z encją 2 nie oznacza związku encji 2 z 1.</text:p>
      <text:p text:style-name="P7"/>
      <text:p text:style-name="P9">Dwukierunkowe:</text:p>
      <text:p text:style-name="P9"/>
      <text:p text:style-name="P7"><text:tab/>Trzeba je dodatkowo zmapować. Jest to spowodowane tym, że Hibernate widzi wszystkie relacje jako jednokierunkowe.</text:p>
      <text:p text:style-name="P7"/>
      <text:p text:style-name="P9">One-to-one:</text:p>
      <text:p text:style-name="P7"/>
      <text:p text:style-name="P7"><text:tab/>Odwzorowanie relacji 1 do 1. W przypadku relacji dwukierunkowej klucz obcy może znajdować się po dowolnej stronie.</text:p>
      <text:p text:style-name="P7"/>
      <text:p text:style-name="P8">Relacja jednokierunkowa:</text:p>
      <text:p text:style-name="P8"/>
      <text:p text:style-name="P12">Company.java:</text:p>
      <text:p text:style-name="P11"/>
      <text:p text:style-name="P7">package com.testEntities;</text:p>
      <text:p text:style-name="P7"/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/>
      <text:p text:style-name="P7"><text:soft-page-break/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}</text:p>
      <text:p text:style-name="P7"/>
      <text:p text:style-name="P12">Battalion.java:</text:p>
      <text:p text:style-name="P11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soft-page-break/><text:tab/>@OneToOne</text:p>
      <text:p text:style-name="P7"><text:tab/>private Company company;</text:p>
      <text:p text:style-name="P7"><text:tab/></text:p>
      <text:p text:style-name="P7">}</text:p>
      <text:p text:style-name="P7"/>
      <text:p text:style-name="P7">Wygenerowana baza:</text:p>
      <text:p text:style-name="P7"/>
      <text:p text:style-name="P8"><draw:frame draw:style-name="fr1" draw:name="grafika9" text:anchor-type="paragraph" svg:width="8.281cm" svg:height="4.129cm" draw:z-index="8"><draw:image xlink:href="Pictures/200000070000205A000010211128251A.svm" xlink:type="simple" xlink:show="embed" xlink:actuate="onLoad"/></draw:frame></text:p>
      <text:p text:style-name="P8">Relacja dwukierunkowa:</text:p>
      <text:p text:style-name="P8"/>
      <text:p text:style-name="P7"><text:tab/>Relację dwukierunkową one-to-one można zaimplementować na 3 sposoby:</text:p>
      <text:p text:style-name="P7"/>
      <text:p text:style-name="P7">a) Za pomocą klucza obcego</text:p>
      <text:p text:style-name="P7">b) Za pomocą dzielonego klucza głównego </text:p>
      <text:p text:style-name="P7">c) Za pomocą Join table</text:p>
      <text:p text:style-name="P7"/>
      <text:p text:style-name="P7">a)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soft-page-break/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soft-page-break/><text:tab/>@JoinColumn(referencedColumnName = "id")</text:p>
      <text:p text:style-name="P7"><text:tab/>private Company company;</text:p>
      <text:p text:style-name="P7"><text:tab/></text:p>
      <text:p text:style-name="P7">}</text:p>
      <text:p text:style-name="P7"/>
      <text:p text:style-name="P7"><text:tab/>Jak widać aby stworzyć relację dwukierunkową trzeba było dodać referencję również do encji company, oraz odpowiednio je zmapować. Adnotacja @JoinColumn oznacza do której kolumny ma odnosić się Hibernate, aby utworzyć klucz obcy.</text:p>
      <text:p text:style-name="P7"><text:tab/></text:p>
      <text:p text:style-name="P7">Baza po utworzeniu:</text:p>
      <text:p text:style-name="P7"/>
      <text:p text:style-name="P7"><draw:frame draw:style-name="fr1" draw:name="grafika10" text:anchor-type="paragraph" svg:width="8.892cm" svg:height="4.5cm" draw:z-index="9"><draw:image xlink:href="Pictures/20000007000022BB00001193A328932B.svm" xlink:type="simple" xlink:show="embed" xlink:actuate="onLoad"/></draw:frame>b) 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soft-page-break/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tab/>@MapsId</text:p>
      <text:p text:style-name="P7"><text:tab/>private Company company;</text:p>
      <text:p text:style-name="P7">}</text:p>
      <text:p text:style-name="P7"><text:soft-page-break/><text:tab/>Adnotacja @MapsId wskazuje, że należy użyć kolumny id danej encji jako klucza głównego i obcego.</text:p>
      <text:p text:style-name="P7"/>
      <text:p text:style-name="P7">Schemat bazy:</text:p>
      <text:p text:style-name="P7"/>
      <text:p text:style-name="P7"><draw:frame draw:style-name="fr1" draw:name="grafika11" text:anchor-type="paragraph" svg:width="9.103cm" svg:height="4.129cm" draw:z-index="10"><draw:image xlink:href="Pictures/200000070000238F000010214FBFF2E1.svm" xlink:type="simple" xlink:show="embed" xlink:actuate="onLoad"/></draw:frame></text:p>
      <text:p text:style-name="P7">c)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OneToOne(mappedBy = "company")</text:p>
      <text:p text:style-name="P7"><text:soft-page-break/><text:tab/>private Battalion battalion;</text:p>
      <text:p text:style-name="P7">}</text:p>
      <text:p text:style-name="P7"/>
      <text:p text:style-name="P12">Battalion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JoinTable;</text:p>
      <text:p text:style-name="P7">import javax.persistence.MapsId;</text:p>
      <text:p text:style-name="P7">import javax.persistence.One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OneToOne</text:p>
      <text:p text:style-name="P7"><text:tab/>@JoinTable(name="battalion_company", joinColumns = @JoinColumn(name="id_Battalion"), inverseJoinColumns = @JoinColumn(name="id_Company"))</text:p>
      <text:p text:style-name="P7"><text:tab/>private Company company;</text:p>
      <text:p text:style-name="P7"><text:tab/></text:p>
      <text:p text:style-name="P7"><text:tab/></text:p>
      <text:p text:style-name="P7">}</text:p>
      <text:p text:style-name="P7"><text:soft-page-break/><text:tab/>Adnotacja @JoinTable oznacza, że należy utworzyć tabele pośrednią utworzoną z 2 encji.</text:p>
      <text:p text:style-name="P7"/>
      <text:p text:style-name="P7">Schemat bazy:</text:p>
      <text:p text:style-name="P7"/>
      <text:p text:style-name="P7"><draw:frame draw:style-name="fr1" draw:name="grafika12" text:anchor-type="paragraph" svg:width="14.155cm" svg:height="3.865cm" draw:z-index="11"><draw:image xlink:href="Pictures/200000070000374C00000F181146FF21.svm" xlink:type="simple" xlink:show="embed" xlink:actuate="onLoad"/></draw:frame></text:p>
      <text:p text:style-name="P7"><text:span text:style-name="T25">Many-to-many:</text:span> </text:p>
      <text:p text:style-name="P7"/>
      <text:p text:style-name="P8">Relacja jednokierunkowa:</text:p>
      <text:p text:style-name="P8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}</text:p>
      <text:p text:style-name="P7"/>
      <text:p text:style-name="P7"/>
      <text:p text:style-name="P7"/>
      <text:p text:style-name="P12"><text:soft-page-break/>Battalion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Setter</text:p>
      <text:p text:style-name="P7"><text:tab/>@ManyToMany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chemat bazy:</text:p>
      <text:p text:style-name="P7"/>
      <text:p text:style-name="P7"><draw:frame draw:style-name="fr1" draw:name="grafika13" text:anchor-type="paragraph" svg:width="14.631cm" svg:height="3.679cm" draw:z-index="12"><draw:image xlink:href="Pictures/200000070000392800000E5FBD86FFF5.svm" xlink:type="simple" xlink:show="embed" xlink:actuate="onLoad"/></draw:frame></text:p>
      <text:p text:style-name="P8">Relacja dwukierunkowa:</text:p>
      <text:p text:style-name="P8"/>
      <text:p text:style-name="P12">Company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ManyToMany(mappedBy = "companies")</text:p>
      <text:p text:style-name="P7"><text:tab/>List&lt;Battalion&gt; battalions=new ArrayList&lt;Battalion&gt;();</text:p>
      <text:p text:style-name="P7">}</text:p>
      <text:p text:style-name="P12"/>
      <text:p text:style-name="P12"><text:soft-page-break/>Battalion.java:</text:p>
      <text:p text:style-name="P12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JoinTable;</text:p>
      <text:p text:style-name="P7">import javax.persistence.Many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ManyToMany</text:p>
      <text:p text:style-name="P7"><text:tab/>@JoinTable(name="battalion_company", joinColumns = @JoinColumn(name="id_Battalion"), inverseJoinColumns = @JoinColumn(name="id_Company"))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><text:soft-page-break/><text:tab/>Jak widać relację również należy odpowiednio zmapować.</text:p>
      <text:p text:style-name="P7"/>
      <text:p text:style-name="P7">Schemat bazy:</text:p>
      <text:p text:style-name="P7"/>
      <text:p text:style-name="P7"><draw:frame draw:style-name="fr1" draw:name="grafika14" text:anchor-type="paragraph" svg:width="14.58cm" svg:height="3.918cm" draw:z-index="13"><draw:image xlink:href="Pictures/20000007000038F400000F4D070397C3.svm" xlink:type="simple" xlink:show="embed" xlink:actuate="onLoad"/></draw:frame></text:p>
      <text:p text:style-name="P7"><text:tab/>W następnej części omówimy relacje many-to-one oraz one-to-many.</text:p>
      <text:p text:style-name="P7">Ze względu na ich specyfikę w części poświęconej relacjom jednokierunkowym omówimy je osobno, natomiast w części dwukierunkowej zestawimy je.</text:p>
      <text:p text:style-name="P7"/>
      <text:p text:style-name="P9">Jednokierunkowa one-to-many:</text:p>
      <text:p text:style-name="P9"/>
      <text:p text:style-name="P7"><text:tab/>Domyślnie Hibernate tworzy tabelę pośrednią, jednak można też zastosować klucz obcy.</text:p>
      <text:p text:style-name="P7"/>
      <text:p text:style-name="P13">Tabela pośrednia:</text:p>
      <text:p text:style-name="P9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soft-page-break/><text:tab/>private int number;</text:p>
      <text:p text:style-name="P7"><text:tab/></text:p>
      <text:p text:style-name="P7">}</text:p>
      <text:p text:style-name="P12"/>
      <text:p text:style-name="P12">Battalion.java:</text:p>
      <text:p text:style-name="P7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OneToMany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/>
      <text:p text:style-name="P7"/>
      <text:p text:style-name="P7"/>
      <text:p text:style-name="P7"><text:soft-page-break/>Utworzona baza:</text:p>
      <text:p text:style-name="P7"/>
      <text:p text:style-name="P7"><draw:frame draw:style-name="fr1" draw:name="grafika15" text:anchor-type="paragraph" svg:width="14.236cm" svg:height="3.494cm" draw:z-index="14"><draw:image xlink:href="Pictures/200000070000379C00000DA6CB8461D6.svm" xlink:type="simple" xlink:show="embed" xlink:actuate="onLoad"/></draw:frame></text:p>
      <text:p text:style-name="P13">Klucz obcy:</text:p>
      <text:p text:style-name="P13"/>
      <text:p text:style-name="P7">Jedyną modyfikacją kodu było dodanie w klasie Battalion.java adnotacji @JoinColumn.</text:p>
      <text:p text:style-name="P7"/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JoinColumn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soft-page-break/><text:tab/>@Getter</text:p>
      <text:p text:style-name="P7"><text:tab/>@OneToMany</text:p>
      <text:p text:style-name="P7"><text:tab/>@JoinColumn(name="id_Battalion")</text:p>
      <text:p text:style-name="P7"><text:tab/>List&lt;Company&gt; companies = new ArrayList&lt;Company&gt;();</text:p>
      <text:p text:style-name="P7"><text:tab/></text:p>
      <text:p text:style-name="P7">}</text:p>
      <text:p text:style-name="P7"/>
      <text:p text:style-name="P7"><draw:frame draw:style-name="fr1" draw:name="grafika16" text:anchor-type="paragraph" svg:width="9.633cm" svg:height="4.471cm" draw:z-index="15"><draw:image xlink:href="Pictures/20000007000025A000001178F474FF0A.svm" xlink:type="simple" xlink:show="embed" xlink:actuate="onLoad"/></draw:frame></text:p>
      <text:p text:style-name="P9">Jednokierunkowa many-to-one:</text:p>
      <text:p text:style-name="P9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soft-page-break/><text:tab/>@ManyToOne</text:p>
      <text:p text:style-name="P7"><text:tab/>private Battalion battalion;</text:p>
      <text:p text:style-name="P7">}</text:p>
      <text:p text:style-name="P12"/>
      <text:p text:style-name="P12">Battalion.java:</text:p>
      <text:p text:style-name="P7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}</text:p>
      <text:p text:style-name="P7"/>
      <text:p text:style-name="P7">Baza:</text:p>
      <text:p text:style-name="P7"/>
      <text:p text:style-name="P7"><draw:frame draw:style-name="fr1" draw:name="grafika17" text:anchor-type="paragraph" svg:width="9.71cm" svg:height="4.023cm" draw:z-index="16"><draw:image xlink:href="Pictures/20000007000025EF00000FB753A2A15B.svm" xlink:type="simple" xlink:show="embed" xlink:actuate="onLoad"/></draw:frame></text:p>
      <text:p text:style-name="P7"/>
      <text:p text:style-name="P7"><text:soft-page-break/>Jak widać przy zastosowaniu relacji many-to-one w Company efekt jest ten sam co przy zastosowaniu one-to-many z @JoinTable w Battalion.</text:p>
      <text:p text:style-name="P7"/>
      <text:p text:style-name="P9">Dwukierunkowa one-to-many i many-to-one:</text:p>
      <text:p text:style-name="P9"/>
      <text:p text:style-name="P7"><text:tab/>W przypadku chęci stworzenia relacji dwukierunkowej musimy zastosować obie relacje i odpowiednio je zmapować.</text:p>
      <text:p text:style-name="P7"/>
      <text:p text:style-name="P12">Company.java:</text:p>
      <text:p text:style-name="P12"/>
      <text:p text:style-name="P7">package com.testEntities;</text:p>
      <text:p text:style-name="P7"/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ManyToOne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Company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@ManyToOne</text:p>
      <text:p text:style-name="P7"><text:tab/>private Battalion battalion;</text:p>
      <text:p text:style-name="P7">}</text:p>
      <text:p text:style-name="P12"/>
      <text:p text:style-name="P12">Battalion.java:<text:line-break/></text:p>
      <text:p text:style-name="P7">package com.testEntities;</text:p>
      <text:p text:style-name="P7"/>
      <text:p text:style-name="P7">import java.util.ArrayList;</text:p>
      <text:p text:style-name="P7">import java.util.List;</text:p>
      <text:p text:style-name="P7"><text:soft-page-break/></text:p>
      <text:p text:style-name="P7">import javax.persistence.Entity;</text:p>
      <text:p text:style-name="P7">import javax.persistence.GeneratedValue;</text:p>
      <text:p text:style-name="P7">import javax.persistence.GenerationType;</text:p>
      <text:p text:style-name="P7">import javax.persistence.Id;</text:p>
      <text:p text:style-name="P7">import javax.persistence.OneToMany;</text:p>
      <text:p text:style-name="P7"/>
      <text:p text:style-name="P7">import lombok.Getter;</text:p>
      <text:p text:style-name="P7">import lombok.Setter;</text:p>
      <text:p text:style-name="P7"/>
      <text:p text:style-name="P7">@Entity</text:p>
      <text:p text:style-name="P7">public class Battalion {</text:p>
      <text:p text:style-name="P7"><text:tab/></text:p>
      <text:p text:style-name="P7"><text:tab/>@Id</text:p>
      <text:p text:style-name="P7"><text:tab/>@GeneratedValue(strategy = GenerationType.AUTO)</text:p>
      <text:p text:style-name="P7"><text:tab/>@Getter</text:p>
      <text:p text:style-name="P7"><text:tab/>private long id;</text:p>
      <text:p text:style-name="P7"><text:tab/></text:p>
      <text:p text:style-name="P7"><text:tab/>@Getter</text:p>
      <text:p text:style-name="P7"><text:tab/>@Setter</text:p>
      <text:p text:style-name="P7"><text:tab/>private int number;</text:p>
      <text:p text:style-name="P7"><text:tab/></text:p>
      <text:p text:style-name="P7"><text:tab/>@Getter</text:p>
      <text:p text:style-name="P7"><text:tab/>@Setter</text:p>
      <text:p text:style-name="P7"><text:tab/>private String type;</text:p>
      <text:p text:style-name="P7"><text:tab/></text:p>
      <text:p text:style-name="P7"><text:tab/>@Getter</text:p>
      <text:p text:style-name="P7"><text:tab/>@OneToMany(mappedBy = "battalion")</text:p>
      <text:p text:style-name="P7"><text:tab/>private List&lt;Company&gt; companies= new ArrayList&lt;Company&gt;();</text:p>
      <text:p text:style-name="P7">}</text:p>
      <text:p text:style-name="P7"/>
      <text:p text:style-name="P7"><text:tab/>Tego typu relacje należy mapować w encji z adnotacją @OneToMany</text:p>
      <text:p text:style-name="P7"/>
      <text:p text:style-name="P7">Baza:</text:p>
      <text:p text:style-name="P7"/>
      <text:p text:style-name="P7"><draw:frame draw:style-name="fr1" draw:name="grafika18" text:anchor-type="paragraph" svg:width="9.128cm" svg:height="4.18cm" draw:z-index="17"><draw:image xlink:href="Pictures/20000007000023A90000105546463967.svm" xlink:type="simple" xlink:show="embed" xlink:actuate="onLoad"/></draw:frame></text:p>
      <text:p text:style-name="P7"/>
      <text:p text:style-name="P4"><text:soft-page-break/>6. Aplikacja:</text:p>
      <text:p text:style-name="P4"/>
      <text:p text:style-name="P7"><text:tab/>Nasza aplikacja odwzorowuje strukturę jednostki wojskowej od poziomu drużyny do batalionu.</text:p>
      <text:p text:style-name="P7"/>
      <text:p text:style-name="P9">Użyte technologie:</text:p>
      <text:p text:style-name="P7"/>
      <text:p text:style-name="P7">-Java: Język programowania</text:p>
      <text:p text:style-name="P7">-Eclipse: Środowisko programistyczne</text:p>
      <text:p text:style-name="P7">-Hibernate: Odwzorowanie obiektowo – relacyjne</text:p>
      <text:p text:style-name="P7">-MySQL: Baza danych</text:p>
      <text:p text:style-name="P7">-Maven: Zapewnienie potrzebnych w projekcie bibliotek </text:p>
      <text:p text:style-name="P7"/>
      <text:p text:style-name="P7">Planowaliśmy również użycie Javy EE, JSP oraz serwera Tomcat. Po głębszej analizie problemu stwierdziliśmy jednak, że tworzenie aplikacji webowej nie jest konieczne, ze względu na tematykę projektu. <text:s/></text:p>
      <text:p text:style-name="P7"/>
      <text:p text:style-name="P8">6.1) Baza danych</text:p>
      <text:p text:style-name="P8"/>
      <text:p text:style-name="P8"><text:tab/><text:span text:style-name="T26">Schemat bazy danych stworzonej przy pomocy Hibernate wygląda następująco:</text:span></text:p>
      <text:p text:style-name="P8"><text:span text:style-name="T26"/></text:p>
      <text:p text:style-name="P8"><draw:frame draw:style-name="fr4" draw:name="grafika19" text:anchor-type="paragraph" svg:width="16.999cm" svg:height="13.018cm" draw:z-index="18"><draw:image xlink:href="Pictures/2000000700005B5E000045F9969F4809.svm" xlink:type="simple" xlink:show="embed" xlink:actuate="onLoad"/></draw:frame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48M49S</meta:editing-duration>
    <meta:editing-cycles>321</meta:editing-cycles>
    <meta:generator>OpenOffice/4.1.4$Win32 OpenOffice.org_project/414m5$Build-9788</meta:generator>
    <dc:date>2020-04-22T16:18:57.92</dc:date>
    <meta:document-statistic meta:table-count="2" meta:image-count="19" meta:object-count="0" meta:page-count="32" meta:paragraph-count="816" meta:word-count="2152" meta:character-count="20150"/>
    <meta:user-defined meta:name="Info 1"/>
    <meta:user-defined meta:name="Info 2"/>
    <meta:user-defined meta:name="Info 3"/>
    <meta:user-defined meta:name="Info 4"/>
  </office:meta>
</office:document-meta>
</file>